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9.7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9">
            <calcext:condition calcext:apply-style-name="Error" calcext:value="duplicate" calcext:base-cell-address="list.B3"/>
          </calcext:conditional-format>
          <calcext:conditional-format calcext:target-range-address="list.C3:list.C22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oom Technolog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onggamorecontents Inc.</text:p>
          </table:table-cell>
          <table:table-cell table:style-name="ce142" office:value-type="string" calcext:value-type="string">
            <text:p>경남 김해시 관동로 14, 103호 (관동동,경남콘텐츠기업지원센터)</text:p>
          </table:table-cell>
          <table:table-cell table:style-name="ce146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6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6" table:number-columns-repeated="2"/>
          <table:table-cell table:style-name="ce146" office:value-type="string" calcext:value-type="string">
            <text:p>대표 : 윤민형</text:p>
            <text:p>대표전화 : 055-338-6705</text:p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wcore Games</text:p>
          </table:table-cell>
          <table:table-cell table:style-name="ce142" office:value-type="string" calcext:value-type="string">
            <text:p>서울 강남구 테헤란로4길 38-3 (역삼동) 다우빌딩 8층</text:p>
          </table:table-cell>
          <table:table-cell table:style-name="ce146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이만재</text:p>
          </table:table-cell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20">
            <calcext:condition calcext:apply-style-name="Error" calcext:value="duplicate" calcext:base-cell-address="developer.A2"/>
          </calcext:conditional-format>
          <calcext:conditional-format calcext:target-range-address="developer.A1:developer.A1029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8" table:on-update-keep-styles="true" table:on-update-keep-size="false"/>
        <table:database-range table:name="developer_table" table:target-range-address="developer.A2:developer.F1028" table:on-update-keep-styles="true" table:on-update-keep-size="false"/>
        <table:database-range table:name="game_table" table:target-range-address="list.B208:list.C209" table:on-update-keep-styles="true" table:on-update-keep-size="false"/>
        <table:database-range table:name="publisher_name_list" table:target-range-address="publisher.A2:publisher.A1021" table:on-update-keep-styles="true" table:on-update-keep-size="false"/>
        <table:database-range table:name="__Anonymous_Sheet_DB__0" table:target-range-address="list.B2:list.I2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2:18:49.8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2T12:24:42.007000000</dc:date>
    <meta:editing-duration>P1DT21H2M22S</meta:editing-duration>
    <meta:editing-cycles>722</meta:editing-cycles>
    <meta:document-statistic meta:table-count="3" meta:cell-count="215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